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d10ValidationRule.supportsType( Class clazz , boolean array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10ValidationRule.validate( Object value , ExpressionContext expressionContex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4">
            <text:p text:style-name="Table_20_Contents">14</text:p>
          </table:table-cell>
          <table:table-cell office:value-type="float" office:value="19">
            <text:p text:style-name="Table_20_Contents">1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